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7fb5d" officeooo:paragraph-rsid="0017fb5d" style:font-weight-asian="bold" style:font-weight-complex="bold"/>
    </style:style>
    <style:style style:name="P2" style:family="paragraph" style:parent-style-name="Standard">
      <style:text-properties fo:font-weight="normal" officeooo:rsid="0017fb5d" officeooo:paragraph-rsid="0017fb5d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17fb5d" officeooo:paragraph-rsid="0017fb5d" style:font-weight-asian="normal" style:font-weight-complex="normal"/>
    </style:style>
    <style:style style:name="P4" style:family="paragraph" style:parent-style-name="Standard" style:list-style-name="L2">
      <style:text-properties fo:font-weight="normal" officeooo:rsid="0017fb5d" officeooo:paragraph-rsid="0017fb5d" style:font-weight-asian="normal" style:font-weight-complex="normal"/>
    </style:style>
    <style:style style:name="P5" style:family="paragraph" style:parent-style-name="Standard" style:list-style-name="L3">
      <style:text-properties fo:font-weight="normal" officeooo:rsid="0017fb5d" officeooo:paragraph-rsid="0017fb5d" style:font-weight-asian="normal" style:font-weight-complex="normal"/>
    </style:style>
    <style:style style:name="P6" style:family="paragraph" style:parent-style-name="Standard" style:list-style-name="L4">
      <style:text-properties fo:font-weight="normal" officeooo:rsid="0017fb5d" officeooo:paragraph-rsid="0017fb5d" style:font-weight-asian="normal" style:font-weight-complex="normal"/>
    </style:style>
    <style:style style:name="P7" style:family="paragraph" style:parent-style-name="Standard" style:list-style-name="L5">
      <style:text-properties fo:font-weight="normal" officeooo:rsid="0017fb5d" officeooo:paragraph-rsid="0017fb5d" style:font-weight-asian="normal" style:font-weight-complex="normal"/>
    </style:style>
    <style:style style:name="P8" style:family="paragraph" style:parent-style-name="Standard">
      <style:text-properties fo:font-weight="normal" officeooo:rsid="0017fb5d" officeooo:paragraph-rsid="0017fb5d" style:font-weight-asian="normal" style:font-weight-complex="normal"/>
    </style:style>
    <style:style style:name="P9" style:family="paragraph" style:parent-style-name="Standard" style:list-style-name="L6">
      <style:text-properties fo:font-weight="normal" officeooo:rsid="0017fb5d" officeooo:paragraph-rsid="0017fb5d" style:font-weight-asian="normal" style:font-weight-complex="normal"/>
    </style:style>
    <style:style style:name="P10" style:family="paragraph" style:parent-style-name="Standard" style:list-style-name="L7">
      <style:text-properties fo:font-weight="normal" officeooo:rsid="0017fb5d" officeooo:paragraph-rsid="0017fb5d" style:font-weight-asian="normal" style:font-weight-complex="normal"/>
    </style:style>
    <style:style style:name="P11" style:family="paragraph" style:parent-style-name="Standard" style:list-style-name="L8">
      <style:text-properties fo:font-weight="normal" officeooo:rsid="0017fb5d" officeooo:paragraph-rsid="0017fb5d" style:font-weight-asian="normal" style:font-weight-complex="normal"/>
    </style:style>
    <style:style style:name="P12" style:family="paragraph" style:parent-style-name="Standard" style:list-style-name="L9">
      <style:text-properties fo:font-weight="normal" officeooo:rsid="0017fb5d" officeooo:paragraph-rsid="0017fb5d" style:font-weight-asian="normal" style:font-weight-complex="normal"/>
    </style:style>
    <style:style style:name="P13" style:family="paragraph" style:parent-style-name="Standard" style:list-style-name="L10">
      <style:text-properties fo:font-weight="normal" officeooo:rsid="0017fb5d" officeooo:paragraph-rsid="0017fb5d" style:font-weight-asian="normal" style:font-weight-complex="normal"/>
    </style:style>
    <style:style style:name="P14" style:family="paragraph" style:parent-style-name="Standard" style:list-style-name="L11">
      <style:text-properties fo:font-weight="normal" officeooo:rsid="0017fb5d" officeooo:paragraph-rsid="0017fb5d" style:font-weight-asian="normal" style:font-weight-complex="normal"/>
    </style:style>
    <style:style style:name="P15" style:family="paragraph" style:parent-style-name="Standard" style:list-style-name="L12">
      <style:text-properties fo:font-weight="normal" officeooo:rsid="0017fb5d" officeooo:paragraph-rsid="0017fb5d" style:font-weight-asian="normal" style:font-weight-complex="normal"/>
    </style:style>
    <style:style style:name="P16" style:family="paragraph" style:parent-style-name="Standard" style:list-style-name="L13">
      <style:text-properties fo:font-weight="normal" officeooo:rsid="0017fb5d" officeooo:paragraph-rsid="0017fb5d" style:font-weight-asian="normal" style:font-weight-complex="normal"/>
    </style:style>
    <style:style style:name="P17" style:family="paragraph" style:parent-style-name="Standard" style:list-style-name="L14">
      <style:text-properties fo:font-weight="normal" officeooo:rsid="0017fb5d" officeooo:paragraph-rsid="0017fb5d" style:font-weight-asian="normal" style:font-weight-complex="normal"/>
    </style:style>
    <style:style style:name="P18" style:family="paragraph" style:parent-style-name="Standard" style:list-style-name="L15">
      <style:text-properties fo:font-weight="normal" officeooo:rsid="0017fb5d" officeooo:paragraph-rsid="0017fb5d" style:font-weight-asian="normal" style:font-weight-complex="normal"/>
    </style:style>
    <style:style style:name="P19" style:family="paragraph" style:parent-style-name="Standard" style:list-style-name="L16">
      <style:text-properties fo:font-weight="normal" officeooo:rsid="0017fb5d" officeooo:paragraph-rsid="0017fb5d" style:font-weight-asian="normal" style:font-weight-complex="normal"/>
    </style:style>
    <style:style style:name="P20" style:family="paragraph" style:parent-style-name="Standard" style:list-style-name="L14">
      <style:text-properties officeooo:rsid="0017fb5d" officeooo:paragraph-rsid="0017fb5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9aacb"/>
    </style:style>
    <style:style style:name="T3" style:family="text">
      <style:text-properties officeooo:rsid="001b914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lected sectors:</text:p>
      <text:list text:style-name="L1">
        <text:list-item>
          <text:p text:style-name="P3">Pharmaceutical companies</text:p>
        </text:list-item>
        <text:list-item>
          <text:p text:style-name="P3">IT</text:p>
        </text:list-item>
        <text:list-item>
          <text:p text:style-name="P3">Cement</text:p>
        </text:list-item>
        <text:list-item>
          <text:p text:style-name="P3">Power</text:p>
          <text:p text:style-name="P3"/>
        </text:list-item>
      </text:list>
      <text:p text:style-name="P1">Pakistan stock companies:</text:p>
      <text:p text:style-name="P1"/>
      <text:list xml:id="list2474745495" text:style-name="L2">
        <text:list-item>
          <text:p text:style-name="P4">Pharmaceutical Sector:</text:p>
        </text:list-item>
      </text:list>
      <text:list text:style-name="L3">
        <text:list-item>
          <text:p text:style-name="P5"/>
          <text:list>
            <text:list-item>
              <text:p text:style-name="P5">Citi Pharma Ltd. <text:s/><text:tab/><text:tab/><text:tab/><text:tab/>CPHL </text:p>
            </text:list-item>
            <text:list-item>
              <text:p text:style-name="P5">AGP Limited <text:s text:c="7"/><text:tab/><text:tab/><text:tab/><text:tab/>AGP</text:p>
            </text:list-item>
            <text:list-item>
              <text:p text:style-name="P5">Ferozsons Laboratories Limited <text:s text:c="3"/><text:tab/><text:tab/>FEROZ</text:p>
            </text:list-item>
            <text:list-item>
              <text:p text:style-name="P5">Abbott Laboratories (Pakistan) Limited <text:s/><text:tab/>ABOT</text:p>
            </text:list-item>
            <text:list-item>
              <text:p text:style-name="P5"/>
            </text:list-item>
          </text:list>
        </text:list-item>
      </text:list>
      <text:list xml:id="list792183023" text:style-name="L4">
        <text:list-header>
          <text:p text:style-name="P6"/>
        </text:list-header>
        <text:list-item>
          <text:p text:style-name="P6">IT</text:p>
        </text:list-item>
      </text:list>
      <text:list text:style-name="L5">
        <text:list-item>
          <text:list>
            <text:list-item>
              <text:p text:style-name="P7"><text:span text:style-name="T2">NETSOL Technologies <text:tab/></text:span> <text:s text:c="4"/><text:tab/><text:span text:style-name="T2">NTSL</text:span></text:p>
            </text:list-item>
            <text:list-item>
              <text:p text:style-name="P7">Pak telecomuunication company <text:s text:c="2"/><text:tab/>PTC</text:p>
            </text:list-item>
            <text:list-item>
              <text:p text:style-name="P7"><text:span text:style-name="T3">Avanceon</text:span> ltd <text:s text:c="36"/><text:tab/><text:span text:style-name="T3">AVAN</text:span></text:p>
            </text:list-item>
            <text:list-item>
              <text:p text:style-name="P7"><text:span text:style-name="T3">TRG Pakistan<text:tab/></text:span> <text:s text:c="23"/><text:tab/><text:span text:style-name="T3">TRGP</text:span></text:p>
            </text:list-item>
          </text:list>
        </text:list-item>
      </text:list>
      <text:p text:style-name="P2"/>
      <text:list text:style-name="L6">
        <text:list-item>
          <text:p text:style-name="P9">Cement</text:p>
        </text:list-item>
      </text:list>
      <text:list text:style-name="L7">
        <text:list-item>
          <text:p text:style-name="P10">maple leaf cement <text:tab/> <text:s text:c="5"/><text:tab/>MLCF</text:p>
        </text:list-item>
        <text:list-item>
          <text:p text:style-name="P10">fauji cement company ltd <text:tab/>FCCL</text:p>
        </text:list-item>
        <text:list-item>
          <text:p text:style-name="P10">Attock Cement Pakistan <text:tab/>ACPL</text:p>
        </text:list-item>
        <text:list-item>
          <text:p text:style-name="P10">Bestway cemetn ltd <text:tab/><text:tab/>BWCL</text:p>
        </text:list-item>
      </text:list>
      <text:list text:style-name="L8">
        <text:list-item>
          <text:p text:style-name="P11">Power </text:p>
        </text:list-item>
      </text:list>
      <text:list text:style-name="L9">
        <text:list-item>
          <text:list>
            <text:list-item>
              <text:list>
                <text:list-item>
                  <text:p text:style-name="P12">Nishat Chunian Power LTL <text:tab/><text:tab/>NCPL</text:p>
                </text:list-item>
                <text:list-item>
                  <text:p text:style-name="P12">The Hub Power Company <text:tab/><text:tab/>HUBC</text:p>
                </text:list-item>
                <text:list-item>
                  <text:p text:style-name="P12">Pakgen Power LTD <text:tab/><text:tab/><text:tab/>PKGP</text:p>
                </text:list-item>
                <text:list-item>
                  <text:p text:style-name="P12">Kot addu power company <text:tab/><text:tab/>KAPCO</text:p>
                </text:list-item>
              </text:list>
            </text:list-item>
          </text:list>
        </text:list-item>
      </text:list>
      <text:p text:style-name="P2"/>
      <text:p text:style-name="P2"/>
      <text:p text:style-name="P1">Indian stock companies:</text:p>
      <text:p text:style-name="P1"/>
      <text:list text:continue-list="list2474745495" text:style-name="L2">
        <text:list-item>
          <text:p text:style-name="P4">Pharmaceutical Sector:</text:p>
        </text:list-item>
      </text:list>
      <text:list text:style-name="L10">
        <text:list-header>
          <text:p text:style-name="P13"/>
          <text:list>
            <text:list-item>
              <text:p text:style-name="P13">Take solution</text:p>
            </text:list-item>
            <text:list-item>
              <text:p text:style-name="P13">Cipla ltd</text:p>
            </text:list-item>
            <text:list-item>
              <text:p text:style-name="P13">Glen Mark</text:p>
            </text:list-item>
            <text:list-item>
              <text:p text:style-name="P13">Natco Pharma</text:p>
            </text:list-item>
          </text:list>
        </text:list-header>
      </text:list>
      <text:list text:style-name="L11">
        <text:list-header>
          <text:p text:style-name="P14"/>
        </text:list-header>
        <text:list-item>
          <text:p text:style-name="P14">IT</text:p>
        </text:list-item>
      </text:list>
      <text:list text:style-name="L12">
        <text:list-item>
          <text:p text:style-name="P15">TCS</text:p>
        </text:list-item>
        <text:list-item>
          <text:p text:style-name="P15">Zensar Tech</text:p>
        </text:list-item>
        <text:list-item>
          <text:p text:style-name="P15">infosys</text:p>
        </text:list-item>
        <text:list-item>
          <text:p text:style-name="P15">LT Mind Tree</text:p>
          <text:p text:style-name="P15"/>
        </text:list-item>
      </text:list>
      <text:list text:style-name="L13">
        <text:list-item>
          <text:p text:style-name="P16">Cement</text:p>
          <text:p text:style-name="P16"/>
        </text:list-item>
      </text:list>
      <text:list text:style-name="L14">
        <text:list-item>
          <text:p text:style-name="P17">Shree Cements</text:p>
        </text:list-item>
        <text:list-item>
          <text:p text:style-name="P20"><text:soft-page-break/><text:span text:style-name="T1"><text:s/>Sanghi ind</text:span></text:p>
        </text:list-item>
        <text:list-item>
          <text:p text:style-name="P17">ACC </text:p>
        </text:list-item>
        <text:list-item>
          <text:p text:style-name="P17">Ambuja Cements</text:p>
          <text:p text:style-name="P17"/>
        </text:list-item>
      </text:list>
      <text:list text:style-name="L15">
        <text:list-item>
          <text:p text:style-name="P18">Power</text:p>
          <text:p text:style-name="P18"><text:s/></text:p>
        </text:list-item>
      </text:list>
      <text:list text:style-name="L16">
        <text:list-item>
          <text:list>
            <text:list-item>
              <text:list>
                <text:list-item>
                  <text:p text:style-name="P19">NTPC</text:p>
                </text:list-item>
                <text:list-item>
                  <text:p text:style-name="P19">Power Grid Corp</text:p>
                </text:list-item>
                <text:list-item>
                  <text:p text:style-name="P19">JSW Energy</text:p>
                </text:list-item>
                <text:list-item>
                  <text:p text:style-name="P19">Urja Global</text:p>
                </text:list-item>
              </text:list>
            </text:list-item>
          </text:list>
        </text:list-item>
      </text:list>
      <text:list text:continue-list="list792183023" text:style-name="L4">
        <text:list-item>
          <text:list>
            <text:list-header>
              <text:p text:style-name="P6"><text:s/></text:p>
            </text:list-header>
          </text:list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11:20:03.426771605</meta:creation-date>
    <dc:date>2023-09-26T16:14:31.002411445</dc:date>
    <meta:editing-duration>PT5H52M34S</meta:editing-duration>
    <meta:editing-cycles>3</meta:editing-cycles>
    <meta:generator>LibreOffice/7.5.6.2$Linux_X86_64 LibreOffice_project/50$Build-2</meta:generator>
    <meta:document-statistic meta:table-count="0" meta:image-count="0" meta:object-count="0" meta:page-count="2" meta:paragraph-count="54" meta:word-count="169" meta:character-count="950" meta:non-whitespace-character-count="757"/>
  </office:meta>
</office:document-meta>
</file>